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officeooo:rsid="0e3c9ac6" officeooo:paragraph-rsid="0e3c9ac6" style:font-size-asian="26pt" style:font-size-complex="26pt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Text_20_body" style:master-page-name="Standard">
      <style:paragraph-properties fo:text-align="end" style:justify-single-word="false" style:page-number="auto"/>
    </style:style>
    <style:style style:name="P9" style:family="paragraph" style:parent-style-name="Text_20_body">
      <style:text-properties officeooo:rsid="16a00954" officeooo:paragraph-rsid="16a00954"/>
    </style:style>
    <style:style style:name="P10" style:family="paragraph" style:parent-style-name="Text_20_body" style:list-style-name="L55">
      <style:text-properties officeooo:rsid="16a00954" officeooo:paragraph-rsid="16a00954"/>
    </style:style>
    <style:style style:name="P11" style:family="paragraph" style:parent-style-name="Text_20_body">
      <style:text-properties officeooo:rsid="16a12b8d" officeooo:paragraph-rsid="16a12b8d"/>
    </style:style>
    <style:style style:name="P12" style:family="paragraph" style:parent-style-name="Text_20_body">
      <style:text-properties officeooo:rsid="16a41d9a" officeooo:paragraph-rsid="16a41d9a"/>
    </style:style>
    <style:style style:name="P13" style:family="paragraph" style:parent-style-name="Heading_20_1">
      <style:text-properties officeooo:rsid="169ebd72" officeooo:paragraph-rsid="169ebd72"/>
    </style:style>
    <style:style style:name="P14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22pt" officeooo:rsid="169ebd72" officeooo:paragraph-rsid="169ebd72" style:font-size-asian="22pt" style:font-size-complex="22pt"/>
    </style:style>
    <style:style style:name="P1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rsid="16a00954" officeooo:paragraph-rsid="16a00954"/>
    </style:style>
    <style:style style:name="T1" style:family="text">
      <style:text-properties officeooo:rsid="16a0a8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Text_20_body"/>
      <text:p text:style-name="Text_20_body"/>
      <text:p text:style-name="P5">Dakara</text:p>
      <text:p text:style-name="P3"/>
      <text:p text:style-name="P3"/>
      <text:p text:style-name="P6">dungeoncrawl</text:p>
      <text:p text:style-name="P4"/>
      <text:p text:style-name="P15">MONSTERS</text:p>
      <text:p text:style-name="P4"/>
      <text:p text:style-name="P4"/>
      <text:p text:style-name="P4"/>
      <text:p text:style-name="P14"/>
      <text:p text:style-name="P1"/>
      <text:p text:style-name="P7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6"><text:a xlink:type="simple" xlink:href="#__RefHeading___Toc7304_443151022" text:style-name="Internet_20_link" text:visited-style-name="Internet_20_link">Monsters</text:a><text:tab/>3</text:p>
        </text:index-body>
      </text:table-of-content>
      <text:h text:style-name="P13" text:outline-level="1"><text:bookmark-start text:name="__RefHeading___Toc7304_443151022"/>Monsters<text:bookmark-end text:name="__RefHeading___Toc7304_443151022"/></text:h>
      <text:h text:style-name="P17" text:outline-level="4">Explosive Ball</text:h>
      <text:p text:style-name="P9">Pomalu létající masožravá koule. Po smrti (nebo vyřazení) exploduje a zasáhne všechno v krátkém dosahu.</text:p>
      <text:list xml:id="list1139551343" text:style-name="L55">
        <text:list-item>
          <text:p text:style-name="P10">Možná by mohla existovat menší a větší varianta, exploze menší koule <text:span text:style-name="T1">zasáhne jen kontaktní vzdálenost.</text:span></text:p>
        </text:list-item>
      </text:list>
      <text:h text:style-name="P17" text:outline-level="4">Gass Ball</text:h>
      <text:p text:style-name="P11">Jako Explosive ball, ale vypustí oblak plynu. Možná na to dokonce nemusí umřít.</text:p>
      <text:h text:style-name="Heading_20_4" text:outline-level="4">Acid Beast</text:h>
      <text:p text:style-name="P12">Čokloidní potvora z Diabla, plive žíravi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08T19:01:12.667000000</dc:date>
    <meta:print-date>2113-01-01T00:00:00</meta:print-date>
    <meta:editing-cycles>10726</meta:editing-cycles>
    <meta:editing-duration>P32DT1H58M18S</meta:editing-duration>
    <meta:generator>LibreOffice/5.3.2.2$Windows_X86_64 LibreOffice_project/6cd4f1ef626f15116896b1d8e1398b56da0d0ee1</meta:generator>
    <meta:document-statistic meta:table-count="0" meta:image-count="0" meta:object-count="0" meta:page-count="3" meta:paragraph-count="14" meta:word-count="64" meta:character-count="412" meta:non-whitespace-character-count="363"/>
  </office:meta>
</office:document-meta>
</file>